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Accent_20_2">
      <style:map style:condition="cell-content()=&quot;USER LOGIN&quot;" style:apply-style-name="Accent_20_1" style:base-cell-address="Events.A1"/>
      <style:map style:condition="cell-content()=&quot;SYSTEM UTILIZATION&quot;" style:apply-style-name="Note" style:base-cell-address="Events.A1"/>
      <style:map style:condition="cell-content()=&quot;USER WAIT&quot;" style:apply-style-name="Bad" style:base-cell-address="Events.A1"/>
      <style:map style:condition="cell-content()=&quot;RESOURCE USAGE&quot;" style:apply-style-name="Untitled2" style:base-cell-address="Events.A1"/>
      <style:map style:condition="cell-content()=&quot;RESOURCE COUNT&quot;" style:apply-style-name="Untitled1" style:base-cell-address="Events.A1"/>
    </style:style>
    <style:style style:name="ce1" style:family="table-cell" style:parent-style-name="Default">
      <style:map style:condition="cell-content()=&quot;USER LOGIN&quot;" style:apply-style-name="Accent_20_1" style:base-cell-address="Events.A1"/>
      <style:map style:condition="cell-content()=&quot;SYSTEM UTILIZATION&quot;" style:apply-style-name="Note" style:base-cell-address="Events.A1"/>
      <style:map style:condition="cell-content()=&quot;USER WAIT&quot;" style:apply-style-name="Bad" style:base-cell-address="Events.A1"/>
      <style:map style:condition="cell-content()=&quot;RESOURCE USAGE&quot;" style:apply-style-name="Untitled2" style:base-cell-address="Events.A1"/>
      <style:map style:condition="cell-content()=&quot;RESOURCE COUNT&quot;" style:apply-style-name="Untitled1" style:base-cell-address="Events.A1"/>
    </style:style>
    <style:style style:name="ce6" style:family="table-cell" style:parent-style-name="Accent_20_2">
      <style:map style:condition="cell-content()=&quot;None&quot;" style:apply-style-name="Invis" style:base-cell-address="Events.C1"/>
    </style:style>
    <style:style style:name="ce2" style:family="table-cell" style:parent-style-name="Default">
      <style:map style:condition="cell-content()=&quot;None&quot;" style:apply-style-name="Invis" style:base-cell-address="Events.C1"/>
    </style:style>
    <style:style style:name="ce8" style:family="table-cell" style:parent-style-name="Accent_20_2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1"/>
        <table:table-column table:style-name="co2" table:default-cell-style-name="Invis"/>
        <table:table-column table:style-name="co3" table:default-cell-style-name="ce2"/>
        <table:table-column table:style-name="co4" table:default-cell-style-name="Invis"/>
        <table:table-column table:style-name="co5" table:default-cell-style-name="ce3"/>
        <table:table-row table:style-name="ro1">
          <table:table-cell table:style-name="ce4" office:value-type="string" calcext:value-type="string">
            <text:p>Event type</text:p>
          </table:table-cell>
          <table:table-cell table:style-name="Accent_20_2" office:value-type="string" calcext:value-type="string">
            <text:p><text:s/>simulation id</text:p>
          </table:table-cell>
          <table:table-cell table:style-name="ce6" office:value-type="string" calcext:value-type="string">
            <text:p><text:s/>user id</text:p>
          </table:table-cell>
          <table:table-cell table:style-name="Accent_20_2" office:value-type="string" calcext:value-type="string">
            <text:p><text:s/>timestamp</text:p>
          </table:table-cell>
          <table:table-cell table:style-name="ce8"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8.32482006011657" calcext:value-type="float">
            <text:p>8.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" calcext:value-type="float">
            <text:p>2</text:p>
          </table:table-cell>
          <table:table-cell office:value-type="float" office:value="8.32482006011657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9.51263407321012" calcext:value-type="float">
            <text:p>9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9.51263407321012" calcext:value-type="float">
            <text:p>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1.1317688026978" calcext:value-type="float">
            <text:p>11.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11.1317688026978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2.2829795061183" calcext:value-type="float">
            <text:p>12.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12.2829795061183" calcext:value-type="float">
            <text:p>1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3.3728045176968" calcext:value-type="float">
            <text:p>13.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13.3728045176968" calcext:value-type="float">
            <text:p>1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5.2416551446049" calcext:value-type="float">
            <text:p>15.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15.2416551446049" calcext:value-type="float">
            <text:p>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7.0843665041782" calcext:value-type="float">
            <text:p>17.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17.0843665041782" calcext:value-type="float">
            <text:p>1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9.0792065544601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19.0792065544601" calcext:value-type="float">
            <text:p>1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1.3772140391201" calcext:value-type="float">
            <text:p>21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21.3772140391201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20000.0166795379" calcext:value-type="float">
            <text:p>20000.0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1.09032232279341" calcext:value-type="float">
            <text:p>1.09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9806794947155" calcext:value-type="float">
            <text:p>29.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0.053913404251" calcext:value-type="float">
            <text:p>30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30.053913404251" calcext:value-type="float">
            <text:p>3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3657954798082" calcext:value-type="float">
            <text:p>32.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9402529652894" calcext:value-type="float">
            <text:p>32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32.9402529652894" calcext:value-type="float">
            <text:p>3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34.1653868453752" calcext:value-type="float">
            <text:p>34.17</text:p>
          </table:table-cell>
          <table:table-cell office:value-type="float" office:value="21882.4073392569" calcext:value-type="float">
            <text:p>21882.4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4.6545315597815" calcext:value-type="float">
            <text:p>34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34.6545315597815" calcext:value-type="float">
            <text:p>34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0884556583347" calcext:value-type="float">
            <text:p>35.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35.2623080026379" calcext:value-type="float">
            <text:p>35.26</text:p>
          </table:table-cell>
          <table:table-cell office:value-type="float" office:value="20020.652858033" calcext:value-type="float">
            <text:p>20020.6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4223284299546" calcext:value-type="float">
            <text:p>35.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5329901594233" calcext:value-type="float">
            <text:p>35.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0" calcext:value-type="float">
            <text:p>20</text:p>
          </table:table-cell>
          <table:table-cell office:value-type="float" office:value="35.5329901594233" calcext:value-type="float">
            <text:p>3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3657954798082" calcext:value-type="float">
            <text:p>36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7355418779075" calcext:value-type="float">
            <text:p>36.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36.7355418779075" calcext:value-type="float">
            <text:p>3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7.8462238579681" calcext:value-type="float">
            <text:p>37.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2" calcext:value-type="float">
            <text:p>22</text:p>
          </table:table-cell>
          <table:table-cell office:value-type="float" office:value="37.8462238579681" calcext:value-type="float">
            <text:p>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8.1594169484491" calcext:value-type="float">
            <text:p>38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38.1594169484491" calcext:value-type="float">
            <text:p>38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39.1083682460791" calcext:value-type="float">
            <text:p>39.11</text:p>
          </table:table-cell>
          <table:table-cell office:value-type="float" office:value="20029.161691619" calcext:value-type="float">
            <text:p>20029.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3040012772911" calcext:value-type="float">
            <text:p>3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39.3040012772911" calcext:value-type="float">
            <text:p>3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28695.0884141978" calcext:value-type="float">
            <text:p>28695.0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14.3158515781165" calcext:value-type="float">
            <text:p>14.3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41.3772171908984" calcext:value-type="float">
            <text:p>41.38</text:p>
          </table:table-cell>
          <table:table-cell office:value-type="float" office:value="20000.0031517782" calcext:value-type="float">
            <text:p>2000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48.9789682903343" calcext:value-type="float">
            <text:p>48.98</text:p>
          </table:table-cell>
          <table:table-cell office:value-type="float" office:value="35606.1637726375" calcext:value-type="float">
            <text:p>35606.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9.8126321235444" calcext:value-type="float">
            <text:p>49.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5" calcext:value-type="float">
            <text:p>25</text:p>
          </table:table-cell>
          <table:table-cell office:value-type="float" office:value="49.8126321235444" calcext:value-type="float">
            <text:p>49.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51.4029884835482" calcext:value-type="float">
            <text:p>51.4</text:p>
          </table:table-cell>
          <table:table-cell office:value-type="float" office:value="34318.62197937" calcext:value-type="float">
            <text:p>34318.6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0804782840042" calcext:value-type="float">
            <text:p>53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1" calcext:value-type="float">
            <text:p>31</text:p>
          </table:table-cell>
          <table:table-cell office:value-type="float" office:value="53.0804782840042" calcext:value-type="float">
            <text:p>5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53.7473785888166" calcext:value-type="float">
            <text:p>53.75</text:p>
          </table:table-cell>
          <table:table-cell office:value-type="float" office:value="20807.1256235272" calcext:value-type="float">
            <text:p>20807.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46825.6399371461" calcext:value-type="float">
            <text:p>46825.6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1" calcext:value-type="float">
            <text:p>11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30.8449604424306" calcext:value-type="float">
            <text:p>30.8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9202980569878" calcext:value-type="float">
            <text:p>53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7" calcext:value-type="float">
            <text:p>27</text:p>
          </table:table-cell>
          <table:table-cell office:value-type="float" office:value="53.9202980569878" calcext:value-type="float">
            <text:p>53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20000.0825677916" calcext:value-type="float">
            <text:p>20000.0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0" calcext:value-type="float">
            <text:p>30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3.37769903179475" calcext:value-type="float">
            <text:p>3.38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398137380618" calcext:value-type="float">
            <text:p>55.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402810396359" calcext:value-type="float">
            <text:p>55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9" calcext:value-type="float">
            <text:p>29</text:p>
          </table:table-cell>
          <table:table-cell office:value-type="float" office:value="55.8402810396359" calcext:value-type="float">
            <text:p>55.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2769150957783" calcext:value-type="float">
            <text:p>57.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28396.2403983728" calcext:value-type="float">
            <text:p>28396.2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4" calcext:value-type="float">
            <text:p>14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30.8204354927862" calcext:value-type="float">
            <text:p>30.8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8.2083230191442" calcext:value-type="float">
            <text:p>58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5" calcext:value-type="float">
            <text:p>35</text:p>
          </table:table-cell>
          <table:table-cell office:value-type="float" office:value="58.2083230191442" calcext:value-type="float">
            <text:p>5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59.1931066514596" calcext:value-type="float">
            <text:p>59.19</text:p>
          </table:table-cell>
          <table:table-cell office:value-type="float" office:value="22457.5647735521" calcext:value-type="float">
            <text:p>22457.5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2982727027164" calcext:value-type="float">
            <text:p>59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6746244529383" calcext:value-type="float">
            <text:p>59.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6" calcext:value-type="float">
            <text:p>36</text:p>
          </table:table-cell>
          <table:table-cell office:value-type="float" office:value="59.6746244529383" calcext:value-type="float">
            <text:p>5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708139171823" calcext:value-type="float">
            <text:p>59.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2" calcext:value-type="float">
            <text:p>32</text:p>
          </table:table-cell>
          <table:table-cell office:value-type="float" office:value="59.708139171823" calcext:value-type="float">
            <text:p>59.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60.4367925940565" calcext:value-type="float">
            <text:p>60.44</text:p>
          </table:table-cell>
          <table:table-cell office:value-type="float" office:value="30382.8791898055" calcext:value-type="float">
            <text:p>30382.8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0.9467043648304" calcext:value-type="float">
            <text:p>60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7" calcext:value-type="float">
            <text:p>37</text:p>
          </table:table-cell>
          <table:table-cell office:value-type="float" office:value="60.9467043648304" calcext:value-type="float">
            <text:p>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2.0922238630582" calcext:value-type="float">
            <text:p>62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3.3272281386838" calcext:value-type="float">
            <text:p>63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9" calcext:value-type="float">
            <text:p>39</text:p>
          </table:table-cell>
          <table:table-cell office:value-type="float" office:value="63.3272281386838" calcext:value-type="float">
            <text:p>6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63.5911374382457" calcext:value-type="float">
            <text:p>63.59</text:p>
          </table:table-cell>
          <table:table-cell office:value-type="float" office:value="24287.1361609546" calcext:value-type="float">
            <text:p>24287.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63.6493823078403" calcext:value-type="float">
            <text:p>63.65</text:p>
          </table:table-cell>
          <table:table-cell office:value-type="float" office:value="20002.6883355912" calcext:value-type="float">
            <text:p>20002.6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5897883144191" calcext:value-type="float">
            <text:p>64.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0" calcext:value-type="float">
            <text:p>40</text:p>
          </table:table-cell>
          <table:table-cell office:value-type="float" office:value="64.5897883144191" calcext:value-type="float">
            <text:p>6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25139.6067862577" calcext:value-type="float">
            <text:p>25139.6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6" calcext:value-type="float">
            <text:p>26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19.1266502650915" calcext:value-type="float">
            <text:p>19.1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5.1248917810109" calcext:value-type="float">
            <text:p>65.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65.2667838614969" calcext:value-type="float">
            <text:p>65.27</text:p>
          </table:table-cell>
          <table:table-cell office:value-type="float" office:value="27107.3669130477" calcext:value-type="float">
            <text:p>27107.37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.18678819334373" calcext:value-type="float">
            <text:p>5.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5.18678819334373" calcext:value-type="float">
            <text:p>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.79533902413216" calcext:value-type="float">
            <text:p>6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6.79533902413216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8.56594968125893" calcext:value-type="float">
            <text:p>8.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8.56594968125893" calcext:value-type="float">
            <text:p>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9.59866134952918" calcext:value-type="float">
            <text:p>9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9.59866134952918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1.1281841825865" calcext:value-type="float">
            <text:p>11.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11.1281841825865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2.8508654590292" calcext:value-type="float">
            <text:p>12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12.8508654590292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4.7960608324967" calcext:value-type="float">
            <text:p>14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8" calcext:value-type="float">
            <text:p>8</text:p>
          </table:table-cell>
          <table:table-cell office:value-type="float" office:value="14.7960608324967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8.5805169819695" calcext:value-type="float">
            <text:p>18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18.5805169819695" calcext:value-type="float">
            <text:p>1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24.1576076740831" calcext:value-type="float">
            <text:p>24.16</text:p>
          </table:table-cell>
          <table:table-cell office:value-type="float" office:value="20157.6076740831" calcext:value-type="float">
            <text:p>20157.6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4.6259411220304" calcext:value-type="float">
            <text:p>24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24.6259411220304" calcext:value-type="float">
            <text:p>2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0130006284877" calcext:value-type="float">
            <text:p>28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4071195570893" calcext:value-type="float">
            <text:p>28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28.4071195570893" calcext:value-type="float">
            <text:p>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28.4363221568006" calcext:value-type="float">
            <text:p>28.44</text:p>
          </table:table-cell>
          <table:table-cell office:value-type="float" office:value="21640.9831326684" calcext:value-type="float">
            <text:p>21640.9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9.4762614245215" calcext:value-type="float">
            <text:p>29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29.4762614245215" calcext:value-type="float">
            <text:p>29.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1.8081933820351" calcext:value-type="float">
            <text:p>31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31.8629057964179" calcext:value-type="float">
            <text:p>31.86</text:p>
          </table:table-cell>
          <table:table-cell office:value-type="float" office:value="22264.2444468887" calcext:value-type="float">
            <text:p>22264.2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079360865651" calcext:value-type="float">
            <text:p>32.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32.2079360865651" calcext:value-type="float">
            <text:p>32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733143531785" calcext:value-type="float">
            <text:p>32.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32.2733143531785" calcext:value-type="float">
            <text:p>32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1408696447782" calcext:value-type="float">
            <text:p>33.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33.2177304246272" calcext:value-type="float">
            <text:p>33.22</text:p>
          </table:table-cell>
          <table:table-cell office:value-type="float" office:value="20366.864965598" calcext:value-type="float">
            <text:p>20366.8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2661293915488" calcext:value-type="float">
            <text:p>33.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33.2661293915488" calcext:value-type="float">
            <text:p>3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5384674571402" calcext:value-type="float">
            <text:p>33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33.5384674571402" calcext:value-type="float">
            <text:p>33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35.734454906938" calcext:value-type="float">
            <text:p>35.73</text:p>
          </table:table-cell>
          <table:table-cell office:value-type="float" office:value="27168.5052256791" calcext:value-type="float">
            <text:p>27168.5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6.6507089674827" calcext:value-type="float">
            <text:p>36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36.6507089674827" calcext:value-type="float">
            <text:p>3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37.2871005361018" calcext:value-type="float">
            <text:p>37.29</text:p>
          </table:table-cell>
          <table:table-cell office:value-type="float" office:value="26158.9163535153" calcext:value-type="float">
            <text:p>26158.9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4870538987095" calcext:value-type="float">
            <text:p>38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3" calcext:value-type="float">
            <text:p>23</text:p>
          </table:table-cell>
          <table:table-cell office:value-type="float" office:value="38.4870538987095" calcext:value-type="float">
            <text:p>3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33418.0275233084" calcext:value-type="float">
            <text:p>33418.0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18.5918150881644" calcext:value-type="float">
            <text:p>18.59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38.6549114701843" calcext:value-type="float">
            <text:p>38.65</text:p>
          </table:table-cell>
          <table:table-cell office:value-type="float" office:value="20074.3944882148" calcext:value-type="float">
            <text:p>20074.3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9.5252256405068" calcext:value-type="float">
            <text:p>39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1" calcext:value-type="float">
            <text:p>21</text:p>
          </table:table-cell>
          <table:table-cell office:value-type="float" office:value="39.5252256405068" calcext:value-type="float">
            <text:p>39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1967395639385" calcext:value-type="float">
            <text:p>44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44.5569490407488" calcext:value-type="float">
            <text:p>44.56</text:p>
          </table:table-cell>
          <table:table-cell office:value-type="float" office:value="27069.0606537656" calcext:value-type="float">
            <text:p>27069.0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7580948545184" calcext:value-type="float">
            <text:p>44.7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44.7580948545184" calcext:value-type="float">
            <text:p>4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5.8472948030133" calcext:value-type="float">
            <text:p>45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45.8472948030133" calcext:value-type="float">
            <text:p>4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2062075596538" calcext:value-type="float">
            <text:p>52.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52.7169081892514" calcext:value-type="float">
            <text:p>52.72</text:p>
          </table:table-cell>
          <table:table-cell office:value-type="float" office:value="24309.788632162" calcext:value-type="float">
            <text:p>24309.79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23248.1148023781" calcext:value-type="float">
            <text:p>23248.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26.5835065821213" calcext:value-type="float">
            <text:p>26.58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53.5907619907768" calcext:value-type="float">
            <text:p>53.59</text:p>
          </table:table-cell>
          <table:table-cell office:value-type="float" office:value="20324.632599228" calcext:value-type="float">
            <text:p>20324.63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8" calcext:value-type="float">
            <text:p>28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55.7050759854226" calcext:value-type="float">
            <text:p>55.71</text:p>
          </table:table-cell>
          <table:table-cell office:value-type="float" office:value="23497.1398988576" calcext:value-type="float">
            <text:p>23497.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56.054200676942" calcext:value-type="float">
            <text:p>56.05</text:p>
          </table:table-cell>
          <table:table-cell office:value-type="float" office:value="23780.8863237635" calcext:value-type="float">
            <text:p>23780.8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6.087963317454" calcext:value-type="float">
            <text:p>56.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9" calcext:value-type="float">
            <text:p>29</text:p>
          </table:table-cell>
          <table:table-cell office:value-type="float" office:value="56.087963317454" calcext:value-type="float">
            <text:p>5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56.3326671676665" calcext:value-type="float">
            <text:p>56.33</text:p>
          </table:table-cell>
          <table:table-cell office:value-type="float" office:value="22794.1997105263" calcext:value-type="float">
            <text:p>22794.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7.3684432305075" calcext:value-type="float">
            <text:p>57.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0" calcext:value-type="float">
            <text:p>30</text:p>
          </table:table-cell>
          <table:table-cell office:value-type="float" office:value="57.3684432305075" calcext:value-type="float">
            <text:p>5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8.8237031287088" calcext:value-type="float">
            <text:p>58.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1" calcext:value-type="float">
            <text:p>31</text:p>
          </table:table-cell>
          <table:table-cell office:value-type="float" office:value="58.8237031287088" calcext:value-type="float">
            <text:p>5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20721.8200286647" calcext:value-type="float">
            <text:p>20721.8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4" calcext:value-type="float">
            <text:p>24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19.1298961813783" calcext:value-type="float">
            <text:p>19.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0.8614440851503" calcext:value-type="float">
            <text:p>60.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2" calcext:value-type="float">
            <text:p>32</text:p>
          </table:table-cell>
          <table:table-cell office:value-type="float" office:value="60.8614440851503" calcext:value-type="float">
            <text:p>6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2.0211180561841" calcext:value-type="float">
            <text:p>62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3" calcext:value-type="float">
            <text:p>33</text:p>
          </table:table-cell>
          <table:table-cell office:value-type="float" office:value="62.0211180561841" calcext:value-type="float">
            <text:p>6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27412.0841593518" calcext:value-type="float">
            <text:p>27412.0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5" calcext:value-type="float">
            <text:p>25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20.8565855671807" calcext:value-type="float">
            <text:p>20.8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39817.0915728878" calcext:value-type="float">
            <text:p>39817.0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2" calcext:value-type="float">
            <text:p>12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42.6348393128831" calcext:value-type="float">
            <text:p>42.6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66.4781916004047" calcext:value-type="float">
            <text:p>66.48</text:p>
          </table:table-cell>
          <table:table-cell office:value-type="float" office:value="20630.8967973914" calcext:value-type="float">
            <text:p>20630.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7.1009114826054" calcext:value-type="float">
            <text:p>6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7" calcext:value-type="float">
            <text:p>37</text:p>
          </table:table-cell>
          <table:table-cell office:value-type="float" office:value="67.1009114826054" calcext:value-type="float">
            <text:p>6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1392950829091" calcext:value-type="float">
            <text:p>71.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71.8515837447693" calcext:value-type="float">
            <text:p>71.85</text:p>
          </table:table-cell>
          <table:table-cell office:value-type="float" office:value="27093.488890251" calcext:value-type="float">
            <text:p>27093.4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486145595964" calcext:value-type="float">
            <text:p>71.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0" calcext:value-type="float">
            <text:p>40</text:p>
          </table:table-cell>
          <table:table-cell office:value-type="float" office:value="71.9486145595964" calcext:value-type="float">
            <text:p>7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95373114685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20000.1356885119" calcext:value-type="float">
            <text:p>20000.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5" calcext:value-type="float">
            <text:p>35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8.32220467081135" calcext:value-type="float">
            <text:p>8.3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3.2179442591853" calcext:value-type="float">
            <text:p>73.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8" calcext:value-type="float">
            <text:p>38</text:p>
          </table:table-cell>
          <table:table-cell office:value-type="float" office:value="73.2179442591853" calcext:value-type="float">
            <text:p>73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6.9734583802267" calcext:value-type="float">
            <text:p>16.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16.9734583802267" calcext:value-type="float">
            <text:p>1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8.0064365794459" calcext:value-type="float">
            <text:p>18.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18.0064365794459" calcext:value-type="float">
            <text:p>1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9.462452240184" calcext:value-type="float">
            <text:p>19.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19.462452240184" calcext:value-type="float">
            <text:p>1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0.9230623910308" calcext:value-type="float">
            <text:p>2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20.9230623910308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2.6933398886996" calcext:value-type="float">
            <text:p>22.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22.6933398886996" calcext:value-type="float">
            <text:p>2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4.2052262240165" calcext:value-type="float">
            <text:p>24.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24.2052262240165" calcext:value-type="float">
            <text:p>2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6.6137590715326" calcext:value-type="float">
            <text:p>26.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26.6137590715326" calcext:value-type="float">
            <text:p>2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7.9652890172341" calcext:value-type="float">
            <text:p>27.97</text:p>
          </table:table-cell>
          <table:table-cell office:value-type="float" office:value="25965.2890172341" calcext:value-type="float">
            <text:p>25965.2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8.1519298282772" calcext:value-type="float">
            <text:p>28.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28.1519298282772" calcext:value-type="float">
            <text:p>2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33.1109146186833" calcext:value-type="float">
            <text:p>3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33.1109146186833" calcext:value-type="float">
            <text:p>3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40.7460335481453" calcext:value-type="float">
            <text:p>40.75</text:p>
          </table:table-cell>
          <table:table-cell office:value-type="float" office:value="22739.5969686994" calcext:value-type="float">
            <text:p>22739.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2528007687289" calcext:value-type="float">
            <text:p>41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8958452700336" calcext:value-type="float">
            <text:p>41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2.0289778421038" calcext:value-type="float">
            <text:p>42.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42.0289778421038" calcext:value-type="float">
            <text:p>4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3.0478680503637" calcext:value-type="float">
            <text:p>43.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43.0478680503637" calcext:value-type="float">
            <text:p>43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43.0749482102466" calcext:value-type="float">
            <text:p>43.07</text:p>
          </table:table-cell>
          <table:table-cell office:value-type="float" office:value="23612.4959700625" calcext:value-type="float">
            <text:p>23612.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43.0771722642358" calcext:value-type="float">
            <text:p>43.08</text:p>
          </table:table-cell>
          <table:table-cell office:value-type="float" office:value="20383.8323755362" calcext:value-type="float">
            <text:p>20383.8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4.1613204309154" calcext:value-type="float">
            <text:p>44.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44.1613204309154" calcext:value-type="float">
            <text:p>4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44.3786867736997" calcext:value-type="float">
            <text:p>44.38</text:p>
          </table:table-cell>
          <table:table-cell office:value-type="float" office:value="27405.228393473" calcext:value-type="float">
            <text:p>27405.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6.2271162347565" calcext:value-type="float">
            <text:p>46.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46.2271162347565" calcext:value-type="float">
            <text:p>46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46.6151909664309" calcext:value-type="float">
            <text:p>46.62</text:p>
          </table:table-cell>
          <table:table-cell office:value-type="float" office:value="20001.4318948983" calcext:value-type="float">
            <text:p>20001.4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8.1139643411331" calcext:value-type="float">
            <text:p>48.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8" calcext:value-type="float">
            <text:p>18</text:p>
          </table:table-cell>
          <table:table-cell office:value-type="float" office:value="48.1139643411331" calcext:value-type="float">
            <text:p>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1.6920770335145" calcext:value-type="float">
            <text:p>51.6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51.6920770335145" calcext:value-type="float">
            <text:p>5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2.9024407073581" calcext:value-type="float">
            <text:p>52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0" calcext:value-type="float">
            <text:p>20</text:p>
          </table:table-cell>
          <table:table-cell office:value-type="float" office:value="52.9024407073581" calcext:value-type="float">
            <text:p>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29062.8921339146" calcext:value-type="float">
            <text:p>29062.8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22.962021193463" calcext:value-type="float">
            <text:p>22.96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9.091910169416" calcext:value-type="float">
            <text:p>59.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62.8510095585625" calcext:value-type="float">
            <text:p>62.85</text:p>
          </table:table-cell>
          <table:table-cell office:value-type="float" office:value="20822.0317164587" calcext:value-type="float">
            <text:p>20822.0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3.0878063864641" calcext:value-type="float">
            <text:p>63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63.0878063864641" calcext:value-type="float">
            <text:p>6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63.4221447676945" calcext:value-type="float">
            <text:p>63.42</text:p>
          </table:table-cell>
          <table:table-cell office:value-type="float" office:value="30311.2301490112" calcext:value-type="float">
            <text:p>30311.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5.0919101694161" calcext:value-type="float">
            <text:p>65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1" calcext:value-type="float">
            <text:p>21</text:p>
          </table:table-cell>
          <table:table-cell office:value-type="float" office:value="65.0919101694161" calcext:value-type="float">
            <text:p>65.09</text:p>
          </table:table-cell>
          <table:table-cell office:value-type="float" office:value="6.00000000000001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65.5449041260161" calcext:value-type="float">
            <text:p>65.54</text:p>
          </table:table-cell>
          <table:table-cell office:value-type="float" office:value="22497.0360756525" calcext:value-type="float">
            <text:p>22497.0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6.2871885016863" calcext:value-type="float">
            <text:p>66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4" calcext:value-type="float">
            <text:p>24</text:p>
          </table:table-cell>
          <table:table-cell office:value-type="float" office:value="66.2871885016863" calcext:value-type="float">
            <text:p>6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68.3723940997634" calcext:value-type="float">
            <text:p>68.37</text:p>
          </table:table-cell>
          <table:table-cell office:value-type="float" office:value="22145.277865007" calcext:value-type="float">
            <text:p>22145.28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68.7430792719449" calcext:value-type="float">
            <text:p>68.74</text:p>
          </table:table-cell>
          <table:table-cell office:value-type="float" office:value="44537.8530479284" calcext:value-type="float">
            <text:p>44537.8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0.5867163728087" calcext:value-type="float">
            <text:p>70.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1.5500878522898" calcext:value-type="float">
            <text:p>71.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6" calcext:value-type="float">
            <text:p>26</text:p>
          </table:table-cell>
          <table:table-cell office:value-type="float" office:value="71.5500878522898" calcext:value-type="float">
            <text:p>7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2.5764052138976" calcext:value-type="float">
            <text:p>72.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5" calcext:value-type="float">
            <text:p>25</text:p>
          </table:table-cell>
          <table:table-cell office:value-type="float" office:value="72.5764052138976" calcext:value-type="float">
            <text:p>72.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73.1115057887727" calcext:value-type="float">
            <text:p>73.11</text:p>
          </table:table-cell>
          <table:table-cell office:value-type="float" office:value="28950.1853578574" calcext:value-type="float">
            <text:p>28950.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3.3054177728406" calcext:value-type="float">
            <text:p>73.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7" calcext:value-type="float">
            <text:p>27</text:p>
          </table:table-cell>
          <table:table-cell office:value-type="float" office:value="73.3054177728406" calcext:value-type="float">
            <text:p>7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4.5314672427959" calcext:value-type="float">
            <text:p>74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8" calcext:value-type="float">
            <text:p>28</text:p>
          </table:table-cell>
          <table:table-cell office:value-type="float" office:value="74.5314672427959" calcext:value-type="float">
            <text:p>7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20574.9953697694" calcext:value-type="float">
            <text:p>2057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2" calcext:value-type="float">
            <text:p>22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17.2031009591525" calcext:value-type="float">
            <text:p>17.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78.7151432230005" calcext:value-type="float">
            <text:p>78.72</text:p>
          </table:table-cell>
          <table:table-cell office:value-type="float" office:value="27023.066189486" calcext:value-type="float">
            <text:p>27023.0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78.8200082673613" calcext:value-type="float">
            <text:p>78.82</text:p>
          </table:table-cell>
          <table:table-cell office:value-type="float" office:value="57896.9458763305" calcext:value-type="float">
            <text:p>57896.9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8.8717550217702" calcext:value-type="float">
            <text:p>78.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1" calcext:value-type="float">
            <text:p>31</text:p>
          </table:table-cell>
          <table:table-cell office:value-type="float" office:value="78.8717550217702" calcext:value-type="float">
            <text:p>7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9.8235427092234" calcext:value-type="float">
            <text:p>79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9" calcext:value-type="float">
            <text:p>29</text:p>
          </table:table-cell>
          <table:table-cell office:value-type="float" office:value="79.8235427092234" calcext:value-type="float">
            <text:p>79.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66068.1989820211" calcext:value-type="float">
            <text:p>66068.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3" calcext:value-type="float">
            <text:p>13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44.7398124920101" calcext:value-type="float">
            <text:p>44.7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25260.8744802008" calcext:value-type="float">
            <text:p>25260.8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5" calcext:value-type="float">
            <text:p>35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4.62602159320133" calcext:value-type="float">
            <text:p>4.6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8448281111834" calcext:value-type="float">
            <text:p>88.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9995402317084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6" calcext:value-type="float">
            <text:p>36</text:p>
          </table:table-cell>
          <table:table-cell office:value-type="float" office:value="88.9995402317084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0862139203772" calcext:value-type="float">
            <text:p>90.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4729989241182" calcext:value-type="float">
            <text:p>90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0" calcext:value-type="float">
            <text:p>40</text:p>
          </table:table-cell>
          <table:table-cell office:value-type="float" office:value="90.4729989241182" calcext:value-type="float">
            <text:p>9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1.3252032291743" calcext:value-type="float">
            <text:p>91.3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104827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Events.C1:Events.C1048576">
            <calcext:condition calcext:apply-style-name="Invis" calcext:value="=&quot;None&quot;" calcext:base-cell-address="Events.C1"/>
          </calcext:conditional-format>
          <calcext:conditional-format calcext:target-range-address="Events.A1:Events.A1048576">
            <calcext:condition calcext:apply-style-name="Accent 1" calcext:value="=&quot;USER LOGIN&quot;" calcext:base-cell-address="Events.A1"/>
            <calcext:condition calcext:apply-style-name="Note" calcext:value="=&quot;SYSTEM UTILIZATION&quot;" calcext:base-cell-address="Events.A1"/>
            <calcext:condition calcext:apply-style-name="Bad" calcext:value="=&quot;USER WAIT&quot;" calcext:base-cell-address="Events.A1"/>
            <calcext:condition calcext:apply-style-name="Untitled2" calcext:value="=&quot;RESOURCE USAGE&quot;" calcext:base-cell-address="Events.A1"/>
            <calcext:condition calcext:apply-style-name="Untitled1" calcext:value="=&quot;RESOURCE COUNT&quot;" calcext:base-cell-address="Ev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nvis" style:family="table-cell" style:parent-style-name="Default">
      <style:table-cell-properties style:diagonal-bl-tr="none" style:diagonal-tl-br="none" fo:background-color="transparent"/>
      <style:text-properties fo:color="#b2b2b2"/>
    </style:style>
    <style:style style:name="Untitled1" style:family="table-cell" style:parent-style-name="Default">
      <style:table-cell-properties fo:background-color="#ffbf00"/>
    </style:style>
    <style:style style:name="Untitled2" style:family="table-cell" style:parent-style-name="Default">
      <style:table-cell-properties fo:background-color="#ffe9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8:37:36.946472231</dc:date>
    <meta:editing-duration>PT3H13M42S</meta:editing-duration>
    <meta:editing-cycles>7</meta:editing-cycles>
    <meta:generator>LibreOffice/7.3.7.2$Linux_X86_64 LibreOffice_project/30$Build-2</meta:generator>
    <meta:document-statistic meta:table-count="1" meta:cell-count="1495" meta:object-count="0"/>
  </office:meta>
</office:document-meta>
</file>